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A000000EEB43D27C7.png" manifest:media-type="image/png"/>
  <manifest:file-entry manifest:full-path="Pictures/1000000000000285000000638A17CEF0.png" manifest:media-type="image/png"/>
  <manifest:file-entry manifest:full-path="Pictures/100000000000020E000000F14BF1424B.png" manifest:media-type="image/png"/>
  <manifest:file-entry manifest:full-path="Pictures/10000000000002B200000042C986DEFF.png" manifest:media-type="image/png"/>
  <manifest:file-entry manifest:full-path="Pictures/1000000000000343000000CCD0F8976B.png" manifest:media-type="image/png"/>
  <manifest:file-entry manifest:full-path="Pictures/100000000000028D00000078710C1104.png" manifest:media-type="image/png"/>
  <manifest:file-entry manifest:full-path="Pictures/10000000000002810000009C19C2D4C2.png" manifest:media-type="image/png"/>
  <manifest:file-entry manifest:full-path="Pictures/100000000000022C000000C9661DEA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6.774cm" svg:height="6.296cm" svg:x="1cm" svg:y="1.704cm">
          <draw:image xlink:href="Pictures/100000000000027A000000EEB43D27C7.png" xlink:type="simple" xlink:show="embed" xlink:actuate="onLoad" draw:mime-type="image/png">
            <text:p/>
          </draw:image>
        </draw:frame>
        <draw:frame draw:style-name="gr1" draw:text-style-name="P1" draw:layer="layout" svg:width="18.255cm" svg:height="1.745cm" svg:x="0.995cm" svg:y="17.005cm">
          <draw:image xlink:href="Pictures/10000000000002B200000042C986DEFF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3.916cm" svg:height="6.375cm" svg:x="1cm" svg:y="1.625cm">
          <draw:image xlink:href="Pictures/100000000000020E000000F14BF1424B.png" xlink:type="simple" xlink:show="embed" xlink:actuate="onLoad" draw:mime-type="image/png">
            <text:p/>
          </draw:image>
        </draw:frame>
        <draw:frame draw:style-name="gr1" draw:text-style-name="P1" draw:layer="layout" svg:width="17.276cm" svg:height="3.174cm" svg:x="1cm" svg:y="15.826cm">
          <draw:image xlink:href="Pictures/100000000000028D00000078710C1104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6.959cm" svg:height="4.127cm" svg:x="1cm" svg:y="16.5cm">
          <draw:image xlink:href="Pictures/10000000000002810000009C19C2D4C2.png" xlink:type="simple" xlink:show="embed" xlink:actuate="onLoad" draw:mime-type="image/png">
            <text:p/>
          </draw:image>
        </draw:frame>
        <draw:frame draw:style-name="gr1" draw:text-style-name="P1" draw:layer="layout" svg:width="14.71cm" svg:height="5.317cm" svg:x="1cm" svg:y="1.75cm">
          <draw:image xlink:href="Pictures/100000000000022C000000C9661DEAE9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8.999cm" svg:height="4.641cm" svg:x="1cm" svg:y="1.859cm">
          <draw:image xlink:href="Pictures/1000000000000343000000CCD0F8976B.png" xlink:type="simple" xlink:show="embed" xlink:actuate="onLoad" draw:mime-type="image/png">
            <text:p/>
          </draw:image>
        </draw:frame>
        <draw:frame draw:style-name="gr1" draw:text-style-name="P1" draw:layer="layout" svg:width="17.065cm" svg:height="2.618cm" svg:x="1cm" svg:y="16.25cm">
          <draw:image xlink:href="Pictures/1000000000000285000000638A17CEF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6:10:02.335000000</meta:creation-date>
    <dc:date>2024-03-15T18:18:08.941000000</dc:date>
    <meta:editing-duration>PT18M25S</meta:editing-duration>
    <meta:editing-cycles>1</meta:editing-cycles>
    <meta:document-statistic meta:object-count="8"/>
    <meta:generator>LibreOffice/24.2.1.2$Windows_X86_64 LibreOffice_project/db4def46b0453cc22e2d0305797cf981b68ef5ac</meta:generator>
  </office:meta>
</office:document-meta>
</file>